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400000182E5C981F94FDDE659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T1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1" draw:layer="layout" svg:width="47.371cm" svg:height="15.816cm" svg:x="1.721cm" svg:y="0.932cm">
          <draw:image xlink:href="Pictures/100000000000048400000182E5C981F94FDDE65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20:55:57.112522960</dc:date>
    <meta:editing-duration>PT4H31M2S</meta:editing-duration>
    <meta:editing-cycles>55</meta:editing-cycles>
    <meta:generator>LibreOffice/5.1.6.2$Linux_X86_64 LibreOffice_project/10m0$Build-2</meta:generator>
    <meta:document-statistic meta:object-count="2"/>
  </office:meta>
</office:document-meta>
</file>